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349cm" style:use-optimal-column-width="false"/>
    </style:style>
    <style:style style:name="co2" style:family="table-column">
      <style:table-column-properties style:column-width="2.354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1.574cm" style:use-optimal-row-height="false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standard" draw:layer="layout" svg:width="16.447cm" svg:height="28.844cm" svg:x="6.627cm" svg:y="-4.42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Default</text:p>
              </table:table-cell>
              <table:table-cell>
                <text:p>IoDS</text:p>
              </table:table-cell>
              <table:table-cell>
                <text:p>BLEST</text:p>
              </table:table-cell>
              <table:table-cell>
                <text:p>RR</text:p>
              </table:table-cell>
              <table:table-cell>
                <text:p>Redundant</text:p>
              </table:table-cell>
              <table:table-cell>
                <text:p>ECF</text:p>
              </table:table-cell>
            </table:table-row>
            <table:table-row table:style-name="ro2" table:default-cell-style-name="gray2">
              <table:table-cell>
                <text:p>Amazon.com</text:p>
              </table:table-cell>
              <table:table-cell>
                <text:p>5.77 s</text:p>
                <text:p>2.78 s</text:p>
                <text:p>2.96 s</text:p>
                <text:p>2.89 s</text:p>
                <text:p>3.00 s</text:p>
              </table:table-cell>
              <table:table-cell>
                <text:p>5.05 s</text:p>
                <text:p>3.95 s</text:p>
                <text:p>2.98 s</text:p>
                <text:p>2.58 s</text:p>
                <text:p>3.81 s</text:p>
              </table:table-cell>
              <table:table-cell>
                <text:p>5.64 s</text:p>
                <text:p>2.22 s</text:p>
                <text:p>3.95 s</text:p>
                <text:p>2.51 s</text:p>
                <text:p>4.82 s</text:p>
              </table:table-cell>
              <table:table-cell>
                <text:p>5.53 s</text:p>
                <text:p>1.91 s</text:p>
                <text:p>4.11 s</text:p>
                <text:p>4.07 s</text:p>
                <text:p>4.11 s</text:p>
              </table:table-cell>
              <table:table-cell>
                <text:p>4.98 s</text:p>
                <text:p>4.21 s</text:p>
                <text:p>4.39 s</text:p>
                <text:p>5.10 s</text:p>
                <text:p>3.29 s</text:p>
              </table:table-cell>
              <table:table-cell>
                <text:p>3.93 s</text:p>
                <text:p>4.51 s</text:p>
                <text:p>1.88 s</text:p>
                <text:p>2.19 s</text:p>
                <text:p>2.57 s</text:p>
              </table:table-cell>
            </table:table-row>
            <table:table-row table:style-name="ro2" table:default-cell-style-name="gray1">
              <table:table-cell>
                <text:p>Paypal.com</text:p>
              </table:table-cell>
              <table:table-cell>
                <text:p>4.14 s</text:p>
                <text:p>3.43 s</text:p>
                <text:p>2.81 s</text:p>
                <text:p>2.77 s</text:p>
                <text:p>2.88 s</text:p>
              </table:table-cell>
              <table:table-cell>
                <text:p>4.55 s</text:p>
                <text:p>2.55 s</text:p>
                <text:p>2.28 s</text:p>
                <text:p>2.24 s</text:p>
                <text:p>2.92 s</text:p>
              </table:table-cell>
              <table:table-cell>
                <text:p>4.98 s</text:p>
                <text:p>4.74 s</text:p>
                <text:p>2.39 s</text:p>
                <text:p>3.83 s</text:p>
                <text:p>3.27 s</text:p>
              </table:table-cell>
              <table:table-cell>
                <text:p>3.77 s</text:p>
                <text:p>3.62 s</text:p>
                <text:p>2.79 s</text:p>
                <text:p>2.51 s</text:p>
                <text:p>3.43 s</text:p>
              </table:table-cell>
              <table:table-cell>
                <text:p>4.72 s</text:p>
                <text:p>2.39 s</text:p>
                <text:p>2.88 s</text:p>
                <text:p>3.18 s</text:p>
                <text:p>5.15 s</text:p>
              </table:table-cell>
              <table:table-cell>
                <text:p>6.90 s</text:p>
                <text:p>2.48 s</text:p>
                <text:p>2.47 s</text:p>
                <text:p>2.73 s</text:p>
                <text:p>2.00 s</text:p>
              </table:table-cell>
            </table:table-row>
            <table:table-row table:style-name="ro2" table:default-cell-style-name="gray2">
              <table:table-cell>
                <text:p>Instagram.com</text:p>
              </table:table-cell>
              <table:table-cell>
                <text:p>5.02 s</text:p>
                <text:p>3.03 s</text:p>
                <text:p>3.00 s</text:p>
                <text:p>3.59 s</text:p>
                <text:p>2.77 s</text:p>
              </table:table-cell>
              <table:table-cell>
                <text:p>5.07 s</text:p>
                <text:p>2.80 s</text:p>
                <text:p>2.67 s</text:p>
                <text:p>3.08 s</text:p>
                <text:p>2.98 s</text:p>
              </table:table-cell>
              <table:table-cell>
                <text:p>5.41 s</text:p>
                <text:p>3.15 s</text:p>
                <text:p>3.17 s</text:p>
                <text:p>3.20 s</text:p>
                <text:p>3.04 s</text:p>
              </table:table-cell>
              <table:table-cell>
                <text:p>6.68 s</text:p>
                <text:p>2.01 s</text:p>
                <text:p>3.17 s</text:p>
                <text:p>3.88 s</text:p>
                <text:p>3.64 s</text:p>
              </table:table-cell>
              <table:table-cell>
                <text:p>6.34 s</text:p>
                <text:p>4.87 s</text:p>
                <text:p>6.55 s</text:p>
                <text:p>2.68 s</text:p>
                <text:p>5.49 s</text:p>
              </table:table-cell>
              <table:table-cell>
                <text:p>5.93 s</text:p>
                <text:p>3.87 s</text:p>
                <text:p>2.73 s</text:p>
                <text:p>2.96 s</text:p>
                <text:p>2.88 s</text:p>
              </table:table-cell>
            </table:table-row>
            <table:table-row table:style-name="ro2" table:default-cell-style-name="gray1">
              <table:table-cell>
                <text:p>Twitter.com</text:p>
              </table:table-cell>
              <table:table-cell>
                <text:p>7.87 s</text:p>
                <text:p>4.35 s</text:p>
                <text:p>5.73 s</text:p>
                <text:p>4.97 s</text:p>
                <text:p>4.60 s</text:p>
              </table:table-cell>
              <table:table-cell>
                <text:p>6.42 s</text:p>
                <text:p>3.80 s</text:p>
                <text:p>3.90 s</text:p>
                <text:p>3.97 s</text:p>
                <text:p>3.87 s</text:p>
              </table:table-cell>
              <table:table-cell>
                <text:p>7.18 s</text:p>
                <text:p>4.61 s</text:p>
                <text:p>4.49 s</text:p>
                <text:p>4.50 s</text:p>
                <text:p>4.41 s</text:p>
              </table:table-cell>
              <table:table-cell>
                <text:p>8.48 s</text:p>
                <text:p>5.06 s</text:p>
                <text:p>4.76 s</text:p>
                <text:p>5.17 s</text:p>
                <text:p>4.40 s</text:p>
              </table:table-cell>
              <table:table-cell>
                <text:p>7.26 s</text:p>
                <text:p>5.72 s</text:p>
                <text:p>7.45 s</text:p>
                <text:p>13.68 s</text:p>
                <text:p>8.05 s</text:p>
                <text:p/>
              </table:table-cell>
              <table:table-cell>
                <text:p>7.06 s</text:p>
                <text:p>4.55 s</text:p>
                <text:p>3.54 s</text:p>
                <text:p>4.32 s</text:p>
                <text:p>4.00 s</text:p>
              </table:table-cell>
            </table:table-row>
            <table:table-row table:style-name="ro2" table:default-cell-style-name="gray2">
              <table:table-cell>
                <text:p>Apple.com</text:p>
              </table:table-cell>
              <table:table-cell>
                <text:p>7.33 s</text:p>
                <text:p>5.42 s</text:p>
                <text:p>4.25 s</text:p>
                <text:p>4.85 s</text:p>
                <text:p>4.70 s</text:p>
              </table:table-cell>
              <table:table-cell>
                <text:p>5.75 s</text:p>
                <text:p>4.96 s</text:p>
                <text:p>4.18 s</text:p>
                <text:p>3.82 s</text:p>
                <text:p>2.58 s</text:p>
              </table:table-cell>
              <table:table-cell>
                <text:p>5.21 s</text:p>
                <text:p>3.94 s</text:p>
                <text:p>4.13 s</text:p>
                <text:p>4.41 s</text:p>
                <text:p>2.69</text:p>
              </table:table-cell>
              <table:table-cell>
                <text:p>8.35 s</text:p>
                <text:p>5.43 s</text:p>
                <text:p>10.46 s</text:p>
                <text:p>12.10 s</text:p>
                <text:p>7.96 s</text:p>
              </table:table-cell>
              <table:table-cell>
                <text:p>6.83 s</text:p>
                <text:p>4.74 s</text:p>
                <text:p>4.06 s</text:p>
                <text:p>4.92 s</text:p>
                <text:p>3.71 s</text:p>
              </table:table-cell>
              <table:table-cell>
                <text:p>8.37 s</text:p>
                <text:p>6.47 s</text:p>
                <text:p>6.22 s</text:p>
                <text:p>9.17 s</text:p>
                <text:p>3.49 s</text:p>
              </table:table-cell>
            </table:table-row>
            <table:table-row table:style-name="ro2" table:default-cell-style-name="gray1">
              <table:table-cell>
                <text:p>Youtube.com</text:p>
              </table:table-cell>
              <table:table-cell>
                <text:p>6.90 s</text:p>
                <text:p>3.17 s</text:p>
                <text:p>2.66 s</text:p>
                <text:p>5.14 s</text:p>
                <text:p>2.34 s</text:p>
              </table:table-cell>
              <table:table-cell>
                <text:p>4.20 s</text:p>
                <text:p>2.94 s</text:p>
                <text:p>3.29 s</text:p>
                <text:p>3.12 s</text:p>
                <text:p>2.33</text:p>
              </table:table-cell>
              <table:table-cell>
                <text:p>6.74 s</text:p>
                <text:p>3.61 s</text:p>
                <text:p>3.58 s</text:p>
                <text:p>2.65 s</text:p>
                <text:p>2.52 s</text:p>
              </table:table-cell>
              <table:table-cell>
                <text:p>5.43 s</text:p>
                <text:p>4.52 s</text:p>
                <text:p>2.67 s</text:p>
                <text:p>3.54 s</text:p>
                <text:p>3.07 s</text:p>
              </table:table-cell>
              <table:table-cell>
                <text:p>6.52 s</text:p>
                <text:p>3.66 s</text:p>
                <text:p>3.78 s</text:p>
                <text:p>5.41 s</text:p>
                <text:p>11.00 s</text:p>
                <text:p/>
              </table:table-cell>
              <table:table-cell>
                <text:p>4.59 s</text:p>
                <text:p>3.67 s</text:p>
                <text:p>3.26 s</text:p>
                <text:p>2.66 s</text:p>
                <text:p>2.79 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4T11:02:42.068148677</meta:creation-date>
    <dc:date>2024-03-14T12:56:59.407413319</dc:date>
    <meta:editing-duration>PT1H33M38S</meta:editing-duration>
    <meta:editing-cycles>39</meta:editing-cycles>
    <meta:generator>LibreOffice/6.4.7.2$Linux_X86_64 LibreOffice_project/40$Build-2</meta:generator>
    <meta:document-statistic meta:object-count="26"/>
  </office:meta>
</office:document-meta>
</file>